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060000029E65D3C126CE4744A3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stroke="none" svg:stroke-width="0.026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drawing>
      <draw:page draw:name="page1" draw:style-name="dp1" draw:master-page-name="Padrão">
        <draw:frame draw:name="Picture 3" draw:style-name="gr1" draw:text-style-name="P1" draw:layer="layout" svg:width="11.849cm" svg:height="10.257cm" svg:x="1.1cm" svg:y="1.243cm">
          <draw:image xlink:href="Pictures/10000000000003060000029E65D3C126CE4744A3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cm" fo:page-height="1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14T15:37:19.436619536</meta:creation-date>
    <dc:date>2019-10-14T15:52:21.465291055</dc:date>
    <meta:editing-duration>PT5M1S</meta:editing-duration>
    <meta:editing-cycles>1</meta:editing-cycles>
    <meta:document-statistic meta:object-count="1"/>
    <meta:generator>LibreOffice/6.0.7.3$Linux_X86_64 LibreOffice_project/00m0$Build-3</meta:generator>
  </office:meta>
</office:document-meta>
</file>